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style:text-properties fo:language="en" fo:country="US" officeooo:rsid="0006e74c" officeooo:paragraph-rsid="0006e74c" style:language-asian="zxx" style:country-asian="none" style:language-complex="zxx" style:country-complex="none"/>
    </style:style>
    <style:style style:name="P2" style:family="paragraph" style:parent-style-name="Standard">
      <style:paragraph-properties fo:line-height="100%"/>
      <style:text-properties fo:language="en" fo:country="US" officeooo:rsid="0006e74c" officeooo:paragraph-rsid="000a6b05" style:language-asian="zxx" style:country-asian="none" style:language-complex="zxx" style:country-complex="none"/>
    </style:style>
    <style:style style:name="P3" style:family="paragraph" style:parent-style-name="Standard">
      <style:paragraph-properties fo:line-height="100%"/>
      <style:text-properties fo:language="en" fo:country="US" officeooo:rsid="0006e74c" officeooo:paragraph-rsid="000d8669" style:language-asian="zxx" style:country-asian="none" style:language-complex="zxx" style:country-complex="none"/>
    </style:style>
    <style:style style:name="P4" style:family="paragraph" style:parent-style-name="Standard">
      <style:paragraph-properties fo:line-height="100%"/>
      <style:text-properties fo:language="en" fo:country="US" officeooo:rsid="0006e74c" officeooo:paragraph-rsid="0011befb" style:language-asian="zxx" style:country-asian="none" style:language-complex="zxx" style:country-complex="none"/>
    </style:style>
    <style:style style:name="P5" style:family="paragraph" style:parent-style-name="Standard">
      <style:paragraph-properties fo:line-height="100%"/>
      <style:text-properties fo:language="en" fo:country="US" officeooo:rsid="0006e74c" officeooo:paragraph-rsid="000b96b1" style:language-asian="zxx" style:country-asian="none" style:language-complex="zxx" style:country-complex="none"/>
    </style:style>
    <style:style style:name="P6" style:family="paragraph" style:parent-style-name="Standard">
      <style:paragraph-properties fo:line-height="100%"/>
      <style:text-properties fo:language="en" fo:country="US" officeooo:rsid="000a6b05" officeooo:paragraph-rsid="000a6b05" style:language-asian="zxx" style:country-asian="none" style:language-complex="zxx" style:country-complex="none"/>
    </style:style>
    <style:style style:name="P7" style:family="paragraph" style:parent-style-name="Standard">
      <style:paragraph-properties fo:line-height="100%"/>
      <style:text-properties fo:language="en" fo:country="US" officeooo:rsid="000a6b05" officeooo:paragraph-rsid="000d8669" style:language-asian="zxx" style:country-asian="none" style:language-complex="zxx" style:country-complex="none"/>
    </style:style>
    <style:style style:name="P8" style:family="paragraph" style:parent-style-name="Standard">
      <style:paragraph-properties fo:line-height="100%"/>
      <style:text-properties fo:language="en" fo:country="US" officeooo:rsid="000a6b05" officeooo:paragraph-rsid="00102804" style:language-asian="zxx" style:country-asian="none" style:language-complex="zxx" style:country-complex="none"/>
    </style:style>
    <style:style style:name="P9" style:family="paragraph" style:parent-style-name="Standard">
      <style:paragraph-properties fo:line-height="100%"/>
      <style:text-properties fo:language="en" fo:country="US" officeooo:rsid="001d4277" officeooo:paragraph-rsid="001d4277" style:language-asian="zxx" style:country-asian="none" style:language-complex="zxx" style:country-complex="none"/>
    </style:style>
    <style:style style:name="P10" style:family="paragraph" style:parent-style-name="Standard">
      <style:paragraph-properties fo:line-height="100%"/>
      <style:text-properties fo:language="en" fo:country="US" officeooo:rsid="001f654f" officeooo:paragraph-rsid="001f654f" style:language-asian="zxx" style:country-asian="none" style:language-complex="zxx" style:country-complex="none"/>
    </style:style>
    <style:style style:name="P11" style:family="paragraph" style:parent-style-name="Standard">
      <style:paragraph-properties fo:line-height="100%"/>
      <style:text-properties fo:language="en" fo:country="US" officeooo:rsid="0010e3c8" officeooo:paragraph-rsid="0011befb" style:language-asian="zxx" style:country-asian="none" style:language-complex="zxx" style:country-complex="none"/>
    </style:style>
    <style:style style:name="P12" style:family="paragraph" style:parent-style-name="Standard">
      <style:paragraph-properties fo:line-height="100%"/>
      <style:text-properties fo:language="en" fo:country="US" officeooo:rsid="00102804" officeooo:paragraph-rsid="0011befb" style:language-asian="zxx" style:country-asian="none" style:language-complex="zxx" style:country-complex="none"/>
    </style:style>
    <style:style style:name="P13" style:family="paragraph" style:parent-style-name="Standard">
      <style:paragraph-properties fo:line-height="100%"/>
      <style:text-properties fo:language="en" fo:country="US" officeooo:rsid="00206be0" officeooo:paragraph-rsid="00206be0" style:language-asian="zxx" style:country-asian="none" style:language-complex="zxx" style:country-complex="none"/>
    </style:style>
    <style:style style:name="P14" style:family="paragraph" style:parent-style-name="Standard">
      <style:paragraph-properties fo:line-height="100%"/>
      <style:text-properties fo:language="en" fo:country="US" officeooo:rsid="0024cd52" officeooo:paragraph-rsid="0024cd52" style:language-asian="zxx" style:country-asian="none" style:language-complex="zxx" style:country-complex="none"/>
    </style:style>
    <style:style style:name="P15" style:family="paragraph" style:parent-style-name="Heading_20_2">
      <style:paragraph-properties fo:line-height="100%"/>
      <style:text-properties fo:language="en" fo:country="US" style:language-asian="zxx" style:country-asian="none" style:language-complex="zxx" style:country-complex="none"/>
    </style:style>
    <style:style style:name="T1" style:family="text">
      <style:text-properties officeooo:rsid="0020bcea"/>
    </style:style>
    <style:style style:name="T2" style:family="text">
      <style:text-properties officeooo:rsid="0022bbe9"/>
    </style:style>
    <style:style style:name="T3" style:family="text">
      <style:text-properties officeooo:rsid="002382de"/>
    </style:style>
    <style:style style:name="T4" style:family="text">
      <style:text-properties officeooo:rsid="0024cd52"/>
    </style:style>
    <style:style style:name="T5" style:family="text">
      <style:text-properties officeooo:rsid="002502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2">Assignment 2: Part B</text:h>
      <text:p text:style-name="P1"/>
      <text:p text:style-name="P6"><text:span text:style-name="T1">The two important triads: C.I.A and A.A.A:</text:span></text:p>
      <text:p text:style-name="P6"/>
      <text:p text:style-name="P2">In the context of <text:span text:style-name="T2">the file server implemented in part A, the hypothetical threats that can occur is discussed in order to see which of the two triads` principles are being violated.</text:span></text:p>
      <text:p text:style-name="P9"/>
      <text:p text:style-name="P7"><text:span text:style-name="T2">Since the server is transmitting data to the client, an attack on confidentiality could occur. For example in the case of p</text:span>acket sniffers that gain access to data <text:span text:style-name="T3">that might be sensitive and personal</text:span>, <text:span text:style-name="T3">in the worst case something like </text:span>extract<text:span text:style-name="T3">ing</text:span> personal information like your credit card number or social security number. <text:span text:style-name="T4">Or more generally: an eavesdropper that extracts important passwords or personal information about people, but if the data is manipulated or tampered with as well, this also becomes an attack on the integrity of this data.</text:span></text:p>
      <text:p text:style-name="P3"/>
      <text:p text:style-name="P14">If our file server in part B was extended into serving thousands of clients, with a huge database storing files, attempts by an attacker to crash the server, would become an attack on availability. This could be because an attacker had already successfully read or gained access to what he was looking for originally, therefore damaging the availability could potentially make it difficult to find out which file or customer that was the target<text:span text:style-name="T5">(had his or her information stolen for example). This is because it would make the investigation of who was responsible more difficult and maybe even who was the target.</text:span></text:p>
      <text:p text:style-name="P3"/>
      <text:p text:style-name="P10">Alteration attack</text:p>
      <text:p text:style-name="P11">Man-in-the-middle attacks that modify a file while in transmission between file server and client, for example injecting viruses or spyware into a file that seems completely normal in the case of an executable file. But any tampering with the original file is considered to be an attack on integrity, because the receiving client might not have a clue that what he or she received is in fact not the original version of the file. This is an attack on integrity.</text:p>
      <text:p text:style-name="P4"/>
      <text:p text:style-name="P12"/>
      <text:p text:style-name="P13">Denial-of-Service attack</text:p>
      <text:p text:style-name="P8">attempts to crash servers and affect the important files of users(denial-of-service)</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M46S</meta:editing-duration>
    <meta:editing-cycles>39</meta:editing-cycles>
    <meta:generator>LibreOffice/4.2.6.3$Windows_x86 LibreOffice_project/3fd416d4c6db7d3204c17ce57a1d70f6e531ee21</meta:generator>
    <dc:date>2014-09-28T15:25:17.117000000</dc:date>
    <meta:document-statistic meta:table-count="0" meta:image-count="0" meta:object-count="0" meta:page-count="1" meta:paragraph-count="9" meta:word-count="328" meta:character-count="1986" meta:non-whitespace-character-count="1667"/>
    <meta:user-defined meta:name="Info 1"/>
    <meta:user-defined meta:name="Info 2"/>
    <meta:user-defined meta:name="Info 3"/>
    <meta:user-defined meta:name="Info 4"/>
  </office:meta>
</office:document-meta>
</file>